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charter" svg:font-family="charter, Georgia, Cambria, 'Times New Roman', Times, serif"/>
    <style:font-face style:name="sohne" svg:font-family="sohne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Times New Roman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variant="normal" fo:text-transform="none" fo:color="#292929" style:font-name="Times New Roman" fo:font-size="13pt" fo:font-style="normal" fo:font-weight="normal" style:font-size-asian="13pt" style:font-size-complex="13pt"/>
    </style:style>
    <style:style style:name="P3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5" style:family="paragraph" style:parent-style-name="Text_20_body">
      <style:paragraph-properties fo:margin-top="0in" fo:margin-bottom="0in" fo:line-height="138%" fo:text-align="center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6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in" fo:margin-bottom="0in" fo:line-height="138%" fo:text-align="center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 style:list-style-name="L1">
      <style:paragraph-properties fo:margin-top="0in" fo:margin-bottom="0in" fo:line-height="138%" fo:text-align="center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 style:list-style-name="L4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margin-left="0in" fo:margin-right="0in" style:line-height-at-least="0.2917in" fo:orphans="2" fo:widows="2" fo:text-indent="0in" style:auto-text-indent="false"/>
      <style:text-properties fo:font-variant="normal" fo:text-transform="none" fo:color="#292929" style:font-name="Times New Roman" fo:font-size="13pt" fo:font-style="normal" fo:font-weight="normal" style:font-size-asian="13pt" style:font-size-complex="13pt"/>
    </style:style>
    <style:style style:name="P13" style:family="paragraph" style:parent-style-name="Standard">
      <style:text-properties style:font-name="Times New Roman" fo:font-size="13pt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3pt" style:font-size-asian="13pt" style:font-size-complex="13pt"/>
    </style:style>
    <style:style style:name="P15" style:family="paragraph" style:parent-style-name="Standard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 style:list-style-name="L2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 style:list-style-name="L3">
      <style:paragraph-properties fo:text-align="center" style:justify-single-word="false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3pt" fo:font-style="normal" style:text-underline-style="none" fo:font-weight="normal" style:text-blinking="false" fo:background-color="transparent" style:font-size-asian="13pt" style:font-size-complex="13pt"/>
    </style:style>
    <style:style style:name="P20" style:family="paragraph" style:parent-style-name="Heading_20_1">
      <style:paragraph-properties fo:text-align="center" style:justify-single-word="false"/>
      <style:text-properties fo:font-variant="normal" fo:text-transform="none" fo:color="#292929" style:font-name="Times New Roman" fo:font-size="13pt" fo:font-style="normal" fo:font-weight="bold" style:font-size-asian="13pt" style:font-size-complex="13pt"/>
    </style:style>
    <style:style style:name="T1" style:family="text">
      <style:text-properties fo:font-variant="normal" fo:text-transform="none" fo:color="#292929" fo:letter-spacing="normal" fo:font-style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o the below programs in anonymous function &amp; IIFE</text:p>
      <text:list xml:id="list4471094583278533322" text:style-name="L1">
        <text:list-item>
          <text:list>
            <text:list-item>
              <text:p text:style-name="P10">Print odd numbers in an array</text:p>
              <text:p text:style-name="P10">a. Anonymous function</text:p>
            </text:list-item>
          </text:list>
        </text:list-item>
      </text:list>
      <text:p text:style-name="P3">arr=[1,2,3,4,5,6,7];</text:p>
      <text:p text:style-name="P3">a= function(array){</text:p>
      <text:p text:style-name="P3"><text:s text:c="2"/>arrOdd=[]</text:p>
      <text:p text:style-name="P3"><text:s text:c="2"/>for(i=0;i&lt;arr.length;i++)</text:p>
      <text:p text:style-name="P3">{</text:p>
      <text:p text:style-name="P3"><text:s text:c="2"/>if(+arr[i] % 2 !== 0 ){</text:p>
      <text:p text:style-name="P3"><text:s text:c="4"/>arrOdd.push(arr[i]);</text:p>
      <text:p text:style-name="P3"><text:s text:c="2"/>} <text:s/></text:p>
      <text:p text:style-name="P3">} <text:s/></text:p>
      <text:p text:style-name="P3"><text:s text:c="2"/>console.log(arrOdd);</text:p>
      <text:p text:style-name="P3">};</text:p>
      <text:p text:style-name="P3">a(arr);</text:p>
      <text:p text:style-name="P3"/>
      <text:p text:style-name="P9"><text:tab/>b. IIFE function</text:p>
      <text:p text:style-name="P3"/>
      <text:p text:style-name="P3">arr=[1,2,3,4,5,6,7];</text:p>
      <text:p text:style-name="P3">(function(arr){</text:p>
      <text:p text:style-name="P3"><text:s text:c="2"/>arrOdd=[]</text:p>
      <text:p text:style-name="P3"><text:s text:c="2"/>for(i=0;i&lt;arr.length;i++)</text:p>
      <text:p text:style-name="P3">{</text:p>
      <text:p text:style-name="P3"><text:s text:c="2"/>if(+arr[i] % 2 !== 0 ){</text:p>
      <text:p text:style-name="P3"><text:s text:c="4"/>arrOdd.push(arr[i]);</text:p>
      <text:p text:style-name="P3"><text:s text:c="2"/>} <text:s/></text:p>
      <text:p text:style-name="P3">} <text:s/></text:p>
      <text:p text:style-name="P3"><text:s text:c="2"/>console.log(arrOdd);</text:p>
      <text:p text:style-name="P3">})();</text:p>
      <text:list xml:id="list33601543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3"/>
      <text:p text:style-name="P3"/>
      <text:p text:style-name="P8"/>
      <text:list xml:id="list33595301" text:continue-numbering="true" text:style-name="L1">
        <text:list-item>
          <text:list>
            <text:list-item>
              <text:p text:style-name="P10"><text:soft-page-break/>Convert all the strings to title caps in a string array</text:p>
            </text:list-item>
          </text:list>
        </text:list-item>
      </text:list>
      <text:p text:style-name="P9"/>
      <text:p text:style-name="P9">Answer: </text:p>
      <text:p text:style-name="P9">a. Using anonymous function</text:p>
      <text:p text:style-name="P5"/>
      <text:p text:style-name="P3">a=['pen','goat','john'];</text:p>
      <text:p text:style-name="P3"/>
      <text:p text:style-name="P3">myFunction = function(array){</text:p>
      <text:p text:style-name="P3"><text:s text:c="2"/>b=[];</text:p>
      <text:p text:style-name="P3"><text:s text:c="2"/>for(i=0;i&lt;array.length;i++){</text:p>
      <text:p text:style-name="P3"><text:s text:c="4"/>b.push(array[i].toUpperCase())</text:p>
      <text:p text:style-name="P3"><text:s text:c="2"/>}</text:p>
      <text:p text:style-name="P3"><text:s text:c="2"/>console.log(b);</text:p>
      <text:p text:style-name="P3">}</text:p>
      <text:p text:style-name="P3"/>
      <text:p text:style-name="P3">myFunction(a);</text:p>
      <text:p text:style-name="P3"/>
      <text:p text:style-name="P9">b.using IIFE function</text:p>
      <text:p text:style-name="P3"/>
      <text:p text:style-name="P3">array=['pen','goat','john'];</text:p>
      <text:p text:style-name="P3"/>
      <text:p text:style-name="P3">(function(array){</text:p>
      <text:p text:style-name="P3"><text:s text:c="2"/>b=[];</text:p>
      <text:p text:style-name="P3"><text:s text:c="2"/>for(i=0;i&lt;array.length;i++){</text:p>
      <text:p text:style-name="P3"><text:s text:c="4"/>b.push(array[i].toUpperCase())</text:p>
      <text:p text:style-name="P3"><text:s text:c="2"/>}</text:p>
      <text:p text:style-name="P3"><text:s text:c="2"/>console.log(b);</text:p>
      <text:p text:style-name="P3">})()</text:p>
      <text:p text:style-name="P3"/>
      <text:p text:style-name="P3"/>
      <text:p text:style-name="P3"/>
      <text:p text:style-name="P3"/>
      <text:p text:style-name="P3"/>
      <text:list xml:id="list33604794" text:continue-numbering="true" text:style-name="L1">
        <text:list-item>
          <text:list>
            <text:list-item>
              <text:p text:style-name="P10"><text:soft-page-break/>Sum of all numbers in an array</text:p>
            </text:list-item>
          </text:list>
        </text:list-item>
      </text:list>
      <text:p text:style-name="P9">Answer: </text:p>
      <text:p text:style-name="P9">a. Using anonymous function </text:p>
      <text:p text:style-name="P3"/>
      <text:p text:style-name="P3">a = [1,2,3];</text:p>
      <text:p text:style-name="P3"/>
      <text:p text:style-name="P3">myFunction = function(array){</text:p>
      <text:p text:style-name="P3"><text:s text:c="2"/>sum = 0;</text:p>
      <text:p text:style-name="P3"><text:s text:c="2"/>for(i=0;i&lt;array.length;i++){</text:p>
      <text:p text:style-name="P3"><text:s text:c="4"/>sum=sum+array[i];</text:p>
      <text:p text:style-name="P3"><text:s text:c="2"/>}</text:p>
      <text:p text:style-name="P3"><text:s text:c="2"/>console.log(sum);</text:p>
      <text:p text:style-name="P3">}</text:p>
      <text:p text:style-name="P3">myFunction(a);</text:p>
      <text:p text:style-name="P3"/>
      <text:p text:style-name="P9">b. Using IIFE function</text:p>
      <text:p text:style-name="P3">array1=[1,2,3];</text:p>
      <text:p text:style-name="P3"/>
      <text:p text:style-name="P3">(myFunction = function(array=array1){</text:p>
      <text:p text:style-name="P3"><text:s text:c="2"/>sum = 0;</text:p>
      <text:p text:style-name="P3"><text:s text:c="2"/>for(i=0;i&lt;array1.length;i++){</text:p>
      <text:p text:style-name="P3"><text:s text:c="4"/>sum=sum+array1[i];</text:p>
      <text:p text:style-name="P3"><text:s text:c="2"/>}</text:p>
      <text:p text:style-name="P3"><text:s text:c="2"/>console.log(sum);</text:p>
      <text:p text:style-name="P3">})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3601582" text:continue-numbering="true" text:style-name="L1">
        <text:list-item>
          <text:list>
            <text:list-item>
              <text:p text:style-name="P10"><text:soft-page-break/>Return all the prime numbers in an array</text:p>
            </text:list-item>
          </text:list>
        </text:list-item>
      </text:list>
      <text:p text:style-name="P9"/>
      <text:p text:style-name="P9">a. Using anonymous function </text:p>
      <text:p text:style-name="P9"/>
      <text:p text:style-name="P3">var Array = [2, 3, 4, 5, 6, 7, 8, 9, 10]</text:p>
      <text:p text:style-name="P3">myFunction=</text:p>
      <text:p text:style-name="P3"><text:s text:c="2"/>function(numArray){</text:p>
      <text:p text:style-name="P3"><text:s text:c="2"/>numArray = numArray.filter((number) =&gt; {</text:p>
      <text:p text:style-name="P3"><text:s text:c="2"/>for (var i = 2; i &lt;= Math.sqrt(number); i++) {</text:p>
      <text:p text:style-name="P3"><text:s text:c="4"/>if (number % i === 0) return false;</text:p>
      <text:p text:style-name="P3"><text:s text:c="2"/>}</text:p>
      <text:p text:style-name="P3"><text:s text:c="2"/>return true;</text:p>
      <text:p text:style-name="P3">});</text:p>
      <text:p text:style-name="P3"/>
      <text:p text:style-name="P3">console.log(numArray);</text:p>
      <text:p text:style-name="P3">}</text:p>
      <text:p text:style-name="P3"/>
      <text:p text:style-name="P3">myFunction(Array);</text:p>
      <text:p text:style-name="P3"/>
      <text:p text:style-name="P9">b. using IIFE</text:p>
      <text:p text:style-name="P3"/>
      <text:p text:style-name="P3"><text:s/>(function(){</text:p>
      <text:p text:style-name="P3"><text:s text:c="2"/>var numArray = [2, 3, 4, 5, 6, 7, 8, 9, 10]</text:p>
      <text:p text:style-name="P3"><text:s text:c="2"/>numArray = numArray.filter((number) =&gt; {</text:p>
      <text:p text:style-name="P3"><text:s text:c="2"/>for (var i = 2; i &lt;= Math.sqrt(number); i++) {</text:p>
      <text:p text:style-name="P3"><text:s text:c="4"/>if (number % i === 0) return false;</text:p>
      <text:p text:style-name="P3"><text:s text:c="2"/>}</text:p>
      <text:p text:style-name="P3"><text:s text:c="2"/>return true;</text:p>
      <text:p text:style-name="P3">});</text:p>
      <text:p text:style-name="P3"/>
      <text:p text:style-name="P3">console.log(numArray);</text:p>
      <text:p text:style-name="P3">})()</text:p>
      <text:p text:style-name="P3"><text:s/></text:p>
      <text:list xml:id="list33591928" text:continue-numbering="true" text:style-name="L1">
        <text:list-item>
          <text:list>
            <text:list-item>
              <text:p text:style-name="P10"><text:soft-page-break/>Return all the palindromes in an array</text:p>
              <text:p text:style-name="P10"/>
            </text:list-item>
          </text:list>
        </text:list-item>
      </text:list>
      <text:p text:style-name="P9">Answer: Using anonymous function</text:p>
      <text:p text:style-name="P5"/>
      <text:p text:style-name="P3">let myarr = ["foo", "racecar", "pineapple", "porcupine", "pineenip",'pap','aaaa'];</text:p>
      <text:p text:style-name="P3">DummyVariable </text:p>
      <text:p text:style-name="P3">=function(arr){</text:p>
      <text:p text:style-name="P3"><text:s text:c="2"/>var palindromes = arr.filter(w =&gt; {</text:p>
      <text:p text:style-name="P3"><text:s text:c="2"/>let len = w.length;</text:p>
      <text:p text:style-name="P3"><text:s text:c="2"/>for (let i = 0; i &lt; len / 2; i++) {</text:p>
      <text:p text:style-name="P3"><text:s text:c="4"/>if (w[i] == w[len - i - 1]) {</text:p>
      <text:p text:style-name="P3"><text:s text:c="6"/>return true;</text:p>
      <text:p text:style-name="P3"><text:s text:c="4"/>} else {</text:p>
      <text:p text:style-name="P3"><text:s text:c="6"/>return false;</text:p>
      <text:p text:style-name="P3"><text:s text:c="4"/>}</text:p>
      <text:p text:style-name="P3"><text:s text:c="2"/>}</text:p>
      <text:p text:style-name="P3">});</text:p>
      <text:p text:style-name="P3"/>
      <text:p text:style-name="P3">console.log(palindromes)</text:p>
      <text:p text:style-name="P3"/>
      <text:p text:style-name="P3">}</text:p>
      <text:p text:style-name="P3"/>
      <text:p text:style-name="P3">DummyVariable(myarr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b. Using IIFE</text:p>
      <text:p text:style-name="P3"/>
      <text:p text:style-name="P3">(function(arr = ["foo", "racecar", "pineapple", "porcupine", "pineenip",'pap','aaaa'])</text:p>
      <text:p text:style-name="P3"><text:s/>{</text:p>
      <text:p text:style-name="P3"><text:s text:c="2"/>var palindromes = arr.filter(w =&gt; {</text:p>
      <text:p text:style-name="P3"><text:s text:c="2"/>let len = w.length;</text:p>
      <text:p text:style-name="P3"><text:s text:c="2"/>for (let i = 0; i &lt; len / 2; i++) {</text:p>
      <text:p text:style-name="P3"><text:s text:c="4"/>if (w[i] == w[len - i - 1]) {</text:p>
      <text:p text:style-name="P3"><text:s text:c="6"/>return true;</text:p>
      <text:p text:style-name="P3"><text:s text:c="4"/>} else {</text:p>
      <text:p text:style-name="P3"><text:s text:c="6"/>return false;</text:p>
      <text:p text:style-name="P3"><text:s text:c="4"/>}</text:p>
      <text:p text:style-name="P3"><text:s text:c="2"/>}</text:p>
      <text:p text:style-name="P3">});</text:p>
      <text:p text:style-name="P3"/>
      <text:p text:style-name="P3">console.log(palindromes);</text:p>
      <text:p text:style-name="P3"/>
      <text:p text:style-name="P3">})(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list xml:id="list33591209" text:continue-numbering="true" text:style-name="L1">
        <text:list-item>
          <text:list>
            <text:list-item>
              <text:p text:style-name="P10"><text:soft-page-break/>Return median of two sorted arrays of same size</text:p>
            </text:list-item>
          </text:list>
        </text:list-item>
      </text:list>
      <text:p text:style-name="P9"/>
      <text:p text:style-name="P9">a. Using anonymous function</text:p>
      <text:p text:style-name="P8"/>
      <text:p text:style-name="P3">arr1 = [1,2,3];</text:p>
      <text:p text:style-name="P3">arr2 = [4,5,6];</text:p>
      <text:p text:style-name="P3"/>
      <text:p text:style-name="P3">myVariable = function(arrX,arrY){</text:p>
      <text:p text:style-name="P3"><text:s text:c="2"/>arrX.sort((a,b)=&gt;a-b);</text:p>
      <text:p text:style-name="P3"><text:s text:c="2"/>arrY.sort((a,b)=&gt;a-b);</text:p>
      <text:p text:style-name="P3"><text:s text:c="2"/>mergedArr = arrX.concat(arrY);</text:p>
      <text:p text:style-name="P3"><text:s text:c="2"/>Median = (mergedArr[(arrX.length+arrY.length)/2] + mergedArr[((arrX.length+arrY.length)/2)-1])/2;</text:p>
      <text:p text:style-name="P3"><text:s text:c="2"/>console.log(Median);</text:p>
      <text:p text:style-name="P3">}</text:p>
      <text:p text:style-name="P3"/>
      <text:p text:style-name="P3">myVariable(arr1,arr2);</text:p>
      <text:list xml:id="list33601066" text:continue-numbering="true" text:style-name="L1">
        <text:list-item>
          <text:list>
            <text:list-item>
              <text:p text:style-name="P10">Remove duplicates from an array</text:p>
            </text:list-item>
          </text:list>
        </text:list-item>
      </text:list>
      <text:p text:style-name="P9"/>
      <text:p text:style-name="P9">let a =[1,2,3,3,2,2,6,6];</text:p>
      <text:p text:style-name="P5"/>
      <text:p text:style-name="P3">myvariable = function (arr){</text:p>
      <text:p text:style-name="P3"><text:s text:c="2"/>len = arr.length;</text:p>
      <text:p text:style-name="P3"><text:s text:c="2"/>b=[];</text:p>
      <text:p text:style-name="P3"><text:s text:c="2"/>for(i=0;i&lt;len;i++){</text:p>
      <text:p text:style-name="P3"><text:s text:c="4"/>if(b.indexOf(arr[i]) === -1){</text:p>
      <text:p text:style-name="P3"><text:s text:c="6"/>b.push(arr[i])</text:p>
      <text:p text:style-name="P3"><text:s text:c="13"/></text:p>
      <text:p text:style-name="P3"><text:s text:c="4"/>}</text:p>
      <text:p text:style-name="P3"><text:s text:c="2"/>}</text:p>
      <text:p text:style-name="P3"><text:s text:c="2"/>console.log(b);</text:p>
      <text:p text:style-name="P3">}</text:p>
      <text:p text:style-name="P3">myvariable(a);</text:p>
      <text:p text:style-name="P3"><text:soft-page-break/></text:p>
      <text:p text:style-name="P3"/>
      <text:p text:style-name="P9">b. Using IIFE function</text:p>
      <text:p text:style-name="P5"/>
      <text:p text:style-name="P3">let a =[1,2,3,3,2,2,6,6];</text:p>
      <text:p text:style-name="P3"/>
      <text:p text:style-name="P3">(myvariable = function (arr=a){</text:p>
      <text:p text:style-name="P3"><text:s text:c="2"/>len = arr.length;</text:p>
      <text:p text:style-name="P3"><text:s text:c="2"/>b=[];</text:p>
      <text:p text:style-name="P3"><text:s text:c="2"/>for(i=0;i&lt;len;i++){</text:p>
      <text:p text:style-name="P3"><text:s text:c="4"/>if(b.indexOf(arr[i]) === -1){</text:p>
      <text:p text:style-name="P3"><text:s text:c="6"/>b.push(arr[i])</text:p>
      <text:p text:style-name="P3"><text:s text:c="13"/></text:p>
      <text:p text:style-name="P3"><text:s text:c="4"/>}</text:p>
      <text:p text:style-name="P3"><text:s text:c="2"/>}</text:p>
      <text:p text:style-name="P3"><text:s text:c="2"/>console.log(b);</text:p>
      <text:p text:style-name="P3">})();</text:p>
      <text:p text:style-name="P3"/>
      <text:list xml:id="list33579498" text:continue-numbering="true" text:style-name="L1">
        <text:list-item>
          <text:list>
            <text:list-item>
              <text:p text:style-name="P10">Rotate an array by k times</text:p>
            </text:list-item>
          </text:list>
        </text:list-item>
      </text:list>
      <text:p text:style-name="P9"/>
      <text:p text:style-name="P16">Answer :</text:p>
      <text:p text:style-name="P15"/>
      <text:p text:style-name="P13">a=[1,2,3,4,5];</text:p>
      <text:p text:style-name="P13">myVariable = function (arr,k){</text:p>
      <text:p text:style-name="P13"><text:s text:c="2"/>for(let i=0;i&lt;k;i++){</text:p>
      <text:p text:style-name="P13"><text:s text:c="4"/>let temp = arr[0];</text:p>
      <text:p text:style-name="P13"><text:s text:c="4"/>for(let j=0;j&lt;arr.length;j++){</text:p>
      <text:p text:style-name="P13"><text:s text:c="6"/>arr[j]=arr[j+1];</text:p>
      <text:p text:style-name="P13"><text:s text:c="6"/></text:p>
      <text:p text:style-name="P13"><text:s text:c="4"/>}</text:p>
      <text:p text:style-name="P13"><text:s text:c="4"/>arr[arr.length-1] = temp;</text:p>
      <text:p text:style-name="P13"><text:s text:c="2"/>}</text:p>
      <text:p text:style-name="P13"><text:s text:c="2"/>return arr;</text:p>
      <text:p text:style-name="P13">}</text:p>
      <text:p text:style-name="P13"/>
      <text:p text:style-name="P13"/>
      <text:p text:style-name="P13">console.log(myVariable(a,1));</text:p>
      <text:p text:style-name="P13"><text:soft-page-break/></text:p>
      <text:h text:style-name="P20" text:outline-level="1"><text:bookmark text:name="966c"/>GUVI : Zen Code-Sprints :— JavaScript Functions — Warmup Pbms</text:h>
      <text:p text:style-name="P14"/>
      <text:p text:style-name="P2"><text:bookmark text:name="92ea"/><text:span text:style-name="T2">1.Write a function called “addFive”.<text:line-break/>Given a number, “addFive” returns 5 added to that number.<text:line-break/></text:span><text:line-break/>Answer: </text:p>
      <text:p text:style-name="P12">function addFive (num){</text:p>
      <text:p text:style-name="P12">return num+5;</text:p>
      <text:p text:style-name="P12">}</text:p>
      <text:p text:style-name="P12"/>
      <text:list xml:id="list5314136519153970020" text:style-name="L2">
        <text:list-item>
          <text:p text:style-name="P17"><text:span text:style-name="T1">Fill in your code that takes an number minutes and converts it to seconds.</text:span></text:p>
        </text:list-item>
      </text:list>
      <text:p text:style-name="P16"/>
      <text:p text:style-name="P13">Answer:</text:p>
      <text:p text:style-name="P13"/>
      <text:p text:style-name="P13">function toSeconds(minutes){</text:p>
      <text:p text:style-name="P13">return minutes * 60;</text:p>
      <text:p text:style-name="P13">}</text:p>
      <text:p text:style-name="P13">minutes = 5;</text:p>
      <text:p text:style-name="P13"/>
      <text:p text:style-name="P13"/>
      <text:p text:style-name="P13"/>
      <text:list xml:id="list3287593824574283938" text:style-name="L3">
        <text:list-item>
          <text:p text:style-name="P18"><text:span text:style-name="T1">Create a function that takes a string and returns it as an integer.</text:span></text:p>
        </text:list-item>
      </text:list>
      <text:p text:style-name="P13">Answer:</text:p>
      <text:p text:style-name="P13"/>
      <text:p text:style-name="P13">function toInteger(string) {</text:p>
      <text:p text:style-name="P13">return parseInt(string);}</text:p>
      <text:p text:style-name="P13"/>
      <text:p text:style-name="P13"/>
      <text:p text:style-name="P13"/>
      <text:p text:style-name="P16"/>
      <text:p text:style-name="P16">4.<text:span text:style-name="T1">Cr</text:span><text:bookmark text:name="rmm"/><text:span text:style-name="T1">eate a function that takes a number as an argument, increments the number by +1 and returns the result.</text:span> </text:p>
      <text:p text:style-name="P13"/>
      <text:p text:style-name="P13">Answer: </text:p>
      <text:p text:style-name="P13">function addOne(number){</text:p>
      <text:p text:style-name="P13">return number+1;</text:p>
      <text:p text:style-name="P13">}</text:p>
      <text:p text:style-name="P13"/>
      <text:p text:style-name="P13"/>
      <text:p text:style-name="P16"><text:soft-page-break/>5.<text:span text:style-name="T1">Create a function that takes an array and returns the first element.</text:span> </text:p>
      <text:p text:style-name="P13"/>
      <text:p text:style-name="P13">Answer :</text:p>
      <text:p text:style-name="P13"/>
      <text:p text:style-name="P13">function firstElement(arr){</text:p>
      <text:p text:style-name="P13">return arr[0];</text:p>
      <text:p text:style-name="P13">}</text:p>
      <text:p text:style-name="P13"/>
      <text:p text:style-name="P1"><text:bookmark text:name="docs-internal-guid-1ae96dde-7fff-2baf-ba8e-9db922c03740"/>3. Do the below programs in arrow functions</text:p>
      <text:list xml:id="list1345397958444149052" text:style-name="L4">
        <text:list-item>
          <text:list>
            <text:list-item>
              <text:p text:style-name="P11">Print odd numbers in an array</text:p>
            </text:list-item>
          </text:list>
        </text:list-item>
      </text:list>
      <text:p text:style-name="P6">Answer : </text:p>
      <text:p text:style-name="P6">myfunction = (arr) =&gt; { </text:p>
      <text:p text:style-name="P6"><text:s text:c="2"/>arrOdd=[];</text:p>
      <text:p text:style-name="P6"><text:s text:c="2"/>for(i=0;i&lt;arr.length;i++)</text:p>
      <text:p text:style-name="P6"><text:s text:c="2"/>{</text:p>
      <text:p text:style-name="P6"><text:s text:c="2"/>if (arr[i]%2 !== 0){</text:p>
      <text:p text:style-name="P6"><text:s text:c="4"/>arrOdd.push(arr[i])</text:p>
      <text:p text:style-name="P6"><text:s text:c="2"/>}</text:p>
      <text:p text:style-name="P6"><text:s text:c="2"/></text:p>
      <text:p text:style-name="P6">}</text:p>
      <text:p text:style-name="P6">console.log(arrOdd);</text:p>
      <text:p text:style-name="P6">}</text:p>
      <text:p text:style-name="P6">a=[1,2,3,4,5];</text:p>
      <text:p text:style-name="P6">myfunction(a);</text:p>
      <text:list xml:id="list33576091" text:continue-numbering="true" text:style-name="L4">
        <text:list-item>
          <text:list>
            <text:list-item>
              <text:p text:style-name="P11">Convert all the strings to title caps in a string array</text:p>
            </text:list-item>
          </text:list>
        </text:list-item>
      </text:list>
      <text:p text:style-name="P8">Answer: </text:p>
      <text:p text:style-name="P6">myfunction = (arr) =&gt; {</text:p>
      <text:p text:style-name="P6">arrnew=[];</text:p>
      <text:p text:style-name="P6">for(i=0;i&lt;arr.length;i++)</text:p>
      <text:p text:style-name="P6">{</text:p>
      <text:p text:style-name="P6">arrnew[i] = arr[i].toUpperCase();</text:p>
      <text:p text:style-name="P6">}</text:p>
      <text:p text:style-name="P6"><text:s text:c="2"/>console.log(arrnew);</text:p>
      <text:p text:style-name="P6">}</text:p>
      <text:p text:style-name="P6">myfunction(arr = ['bad','good']);</text:p>
      <text:p text:style-name="P6"><text:soft-page-break/></text:p>
      <text:list xml:id="list33578937" text:continue-numbering="true" text:style-name="L4">
        <text:list-item>
          <text:list>
            <text:list-item>
              <text:p text:style-name="P11">Sum of all numbers in an array</text:p>
            </text:list-item>
          </text:list>
        </text:list-item>
      </text:list>
      <text:p text:style-name="P6">Answer: </text:p>
      <text:p text:style-name="P6">myfunction = (arr) =&gt; {</text:p>
      <text:p text:style-name="P6">let sum = 0;</text:p>
      <text:p text:style-name="P6">for(i=0;i&lt;arr.length;i++){</text:p>
      <text:p text:style-name="P6">sum += arr[i]</text:p>
      <text:p text:style-name="P6">}</text:p>
      <text:p text:style-name="P6">return sum;</text:p>
      <text:list xml:id="list33588751" text:continue-numbering="true" text:style-name="L4">
        <text:list-item>
          <text:list>
            <text:list-item>
              <text:p text:style-name="P11">Return all the prime numbers in an array</text:p>
            </text:list-item>
          </text:list>
        </text:list-item>
      </text:list>
      <text:p text:style-name="P6">Answer:</text:p>
      <text:p text:style-name="P19">numArray = (number) =&gt; {</text:p>
      <text:p text:style-name="P3"><text:s text:c="2"/>for (var i = 2; i &lt;= Math.sqrt(number); i++) {</text:p>
      <text:p text:style-name="P3"><text:s text:c="4"/>if (number % i === 0) return false;</text:p>
      <text:p text:style-name="P3"><text:s text:c="2"/>}</text:p>
      <text:p text:style-name="P3"><text:s text:c="2"/>return true;</text:p>
      <text:p text:style-name="P3">}</text:p>
      <text:p text:style-name="P3"/>
      <text:p text:style-name="P3">console.log(numArray);</text:p>
      <text:p text:style-name="P3"/>
      <text:p text:style-name="P6"><text:s/></text:p>
      <text:list xml:id="list33597549" text:continue-numbering="true" text:style-name="L4">
        <text:list-item>
          <text:list>
            <text:list-item>
              <text:p text:style-name="P11">Return all the palindromes in an array</text:p>
            </text:list-item>
          </text:list>
        </text:list-item>
      </text:list>
      <text:p text:style-name="P8"/>
      <text:p text:style-name="P3">DummyVariable </text:p>
      <text:p text:style-name="P3">=(arr)=&gt;{</text:p>
      <text:p text:style-name="P3"><text:s text:c="2"/>var palindromes = arr.filter(w =&gt; {</text:p>
      <text:p text:style-name="P3"><text:s text:c="2"/>let len = w.length;</text:p>
      <text:p text:style-name="P3"><text:s text:c="2"/>for (let i = 0; i &lt; len / 2; i++) {</text:p>
      <text:p text:style-name="P3"><text:s text:c="4"/>if (w[i] == w[len - i - 1]) {</text:p>
      <text:p text:style-name="P3"><text:s text:c="6"/>return true;</text:p>
      <text:p text:style-name="P3"><text:s text:c="4"/>} else {</text:p>
      <text:p text:style-name="P3"><text:s text:c="6"/>return false;</text:p>
      <text:p text:style-name="P3"><text:s text:c="4"/>}</text:p>
      <text:p text:style-name="P3"><text:soft-page-break/><text:s text:c="2"/>}</text:p>
      <text:p text:style-name="P3">});</text:p>
      <text:p text:style-name="P3"/>
      <text:p text:style-name="P3">console.log(palindromes)</text:p>
      <text:p text:style-name="P3"/>
      <text:p text:style-name="P3">}</text:p>
      <text:p text:style-name="P7"/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charter" svg:font-family="charter, Georgia, Cambria, 'Times New Roman', Times, serif"/>
    <style:font-face style:name="sohne" svg:font-family="sohne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bhakaran Jeyamohan</meta:initial-creator>
    <meta:creation-date>2021-12-04T13:16:45.04</meta:creation-date>
    <dc:date>2021-12-05T13:36:29.18</dc:date>
    <dc:creator>Prabhakaran Jeyamohan</dc:creator>
    <meta:editing-duration>PT1H8M9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2" meta:paragraph-count="267" meta:word-count="783" meta:character-count="5447"/>
  </office:meta>
</office:document-meta>
</file>